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sawTabbedPane.saveSettings( SaveSettingsEvent 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hainsawTabbedPane.addANewTab( String name , JComponent component , Icon icon , String tool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insawTabbedPane.addANewTab( String name , JComponent component , Icon ic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insawTabbedPane.setSelectedTab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insawTabbedPane.ChainsawTabbedPa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TabbedPane.containsWelcom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TabbedPane.remove( 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insawTabbedPane.loadSettings( LoadSettings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